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800000" style:font-name="Times New Roman" fo:font-size="12pt" fo:font-weight="bold" officeooo:rsid="000e6da3" officeooo:paragraph-rsid="000e6da3" style:font-size-asian="12pt" style:font-weight-asian="bold" style:font-size-complex="12pt" style:font-weight-complex="bold"/>
    </style:style>
    <style:style style:name="P2" style:family="paragraph" style:parent-style-name="Standard">
      <style:paragraph-properties fo:text-align="justify" style:justify-single-word="false"/>
      <style:text-properties fo:color="#800000" style:font-name="Times New Roman" fo:font-size="12pt" fo:font-weight="bold" officeooo:rsid="000e6da3" officeooo:paragraph-rsid="000e6da3" style:font-size-asian="12pt" style:font-weight-asian="bold" style:font-size-complex="12pt" style:font-weight-complex="bold"/>
    </style:style>
    <style:style style:name="P3" style:family="paragraph" style:parent-style-name="Standard">
      <style:paragraph-properties fo:text-align="justify" style:justify-single-word="false"/>
      <style:text-properties fo:color="#800000" style:font-name="Times New Roman" fo:font-size="12pt" fo:font-weight="bold" officeooo:rsid="00073a7b" officeooo:paragraph-rsid="0010fac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color="#800000" style:font-name="Times New Roman" fo:font-size="12pt" fo:font-weight="bold" officeooo:rsid="003d0999" officeooo:paragraph-rsid="003d0999" style:font-size-asian="12pt" style:font-weight-asian="bold" style:font-size-complex="12pt" style:font-weight-complex="bold"/>
    </style:style>
    <style:style style:name="P5" style:family="paragraph" style:parent-style-name="Standard">
      <style:paragraph-properties fo:text-align="justify" style:justify-single-word="false"/>
      <style:text-properties fo:color="#800000" style:font-name="Times New Roman" fo:font-size="12pt" fo:font-weight="bold" officeooo:rsid="003d0999" officeooo:paragraph-rsid="003e6b6b" style:font-size-asian="12pt" style:font-weight-asian="bold" style:font-size-complex="12pt" style:font-weight-complex="bold"/>
    </style:style>
    <style:style style:name="P6" style:family="paragraph" style:parent-style-name="Standard">
      <style:paragraph-properties fo:text-align="justify" style:justify-single-word="false"/>
      <style:text-properties fo:color="#800000" style:font-name="Times New Roman" fo:font-size="12pt" fo:font-weight="bold" officeooo:rsid="00073a7b" officeooo:paragraph-rsid="00214777" fo:background-color="#ffff00" style:font-size-asian="12pt" style:font-weight-asian="bold" style:font-size-complex="12pt" style:font-weight-complex="bold"/>
    </style:style>
    <style:style style:name="P7" style:family="paragraph" style:parent-style-name="Standard">
      <style:paragraph-properties fo:text-align="justify" style:justify-single-word="false"/>
      <style:text-properties fo:color="#800000" style:font-name="Times New Roman" fo:font-size="12pt" fo:font-weight="bold" officeooo:rsid="00073a7b" officeooo:paragraph-rsid="00150b2c" fo:background-color="#ffff00" style:font-size-asian="12pt" style:font-weight-asian="bold" style:font-size-complex="12pt" style:font-weight-complex="bold"/>
    </style:style>
    <style:style style:name="P8" style:family="paragraph" style:parent-style-name="Standard">
      <style:paragraph-properties fo:text-align="justify" style:justify-single-word="false"/>
      <style:text-properties fo:color="#800000" style:font-name="Times New Roman" fo:font-size="12pt" fo:font-weight="bold" officeooo:rsid="00073a7b" officeooo:paragraph-rsid="00295d0f" fo:background-color="#ffff00" style:font-size-asian="12pt" style:font-weight-asian="bold" style:font-size-complex="12pt" style:font-weight-complex="bold"/>
    </style:style>
    <style:style style:name="P9" style:family="paragraph" style:parent-style-name="Standard">
      <style:paragraph-properties fo:text-align="justify" style:justify-single-word="false"/>
      <style:text-properties fo:color="#800000" style:font-name="Times New Roman" fo:font-size="12pt" fo:font-weight="bold" officeooo:rsid="00073a7b" officeooo:paragraph-rsid="0035da7f" fo:background-color="#ffff00"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color="#800000" style:font-name="Times New Roman" fo:font-size="12pt" fo:font-weight="bold" officeooo:rsid="00073a7b" officeooo:paragraph-rsid="00386cd8" fo:background-color="#99ffff"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color="#800000" style:font-name="Times New Roman" fo:font-size="12pt" fo:font-weight="bold" officeooo:rsid="00073a7b" officeooo:paragraph-rsid="003a0703" fo:background-color="#99ffff"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color="#800000" style:font-name="Times New Roman" fo:font-size="12pt" fo:font-weight="bold" officeooo:rsid="00073a7b" officeooo:paragraph-rsid="0034af0c" fo:background-color="#99ffff"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color="#800000" style:font-name="Times New Roman" fo:font-size="12pt" fo:font-weight="bold" officeooo:rsid="00443e05" officeooo:paragraph-rsid="00443e05" fo:background-color="transparent" style:font-size-asian="12pt" style:font-weight-asian="bold" style:font-size-complex="12pt" style:font-weight-complex="bold"/>
    </style:style>
    <style:style style:name="P14" style:family="paragraph" style:parent-style-name="Standard">
      <style:paragraph-properties fo:text-align="justify" style:justify-single-word="false"/>
      <style:text-properties fo:color="#800000" style:font-name="Times New Roman" fo:font-size="12pt" fo:font-weight="bold" officeooo:rsid="00443e05" officeooo:paragraph-rsid="004715c3" fo:background-color="transparent"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color="#800000" style:font-name="Times New Roman" fo:font-size="12pt" fo:font-weight="bold" officeooo:rsid="004715c3" officeooo:paragraph-rsid="004715c3" fo:background-color="transparent" style:font-size-asian="12pt" style:font-weight-asian="bold" style:font-size-complex="12pt" style:font-weight-complex="bold"/>
    </style:style>
    <style:style style:name="P16" style:family="paragraph" style:parent-style-name="Standard">
      <style:paragraph-properties fo:text-align="justify" style:justify-single-word="false"/>
      <style:text-properties fo:color="#800000" style:font-name="Times New Roman" fo:font-size="12pt" fo:font-weight="bold" officeooo:rsid="004715c3" officeooo:paragraph-rsid="00512ba7" fo:background-color="transparent"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color="#800000" style:font-name="Times New Roman" fo:font-size="12pt" fo:font-weight="bold" officeooo:rsid="0054985b" officeooo:paragraph-rsid="005ae796" fo:background-color="transparent"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Times New Roman" fo:font-size="12pt" officeooo:rsid="000e6da3" officeooo:paragraph-rsid="000e6da3" style:font-size-asian="12pt" style:font-size-complex="12pt"/>
    </style:style>
    <style:style style:name="P19" style:family="paragraph" style:parent-style-name="Standard">
      <style:paragraph-properties fo:text-align="justify" style:justify-single-word="false"/>
      <style:text-properties fo:color="#000000" style:font-name="Times New Roman" fo:font-size="12pt" fo:font-weight="normal" officeooo:rsid="0010facd" officeooo:paragraph-rsid="0010facd"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color="#000000" style:font-name="Times New Roman" fo:font-size="12pt" fo:font-weight="normal" officeooo:rsid="0010facd" officeooo:paragraph-rsid="0011a02c"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color="#000000" style:font-name="Times New Roman" fo:font-size="12pt" fo:font-weight="normal" officeooo:rsid="0010facd" officeooo:paragraph-rsid="00214777"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color="#000000" style:font-name="Times New Roman" fo:font-size="12pt" fo:font-weight="normal" officeooo:rsid="00150b2c" officeooo:paragraph-rsid="00214777"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color="#000000" style:font-name="Times New Roman" fo:font-size="12pt" fo:font-weight="normal" officeooo:rsid="00150b2c" officeooo:paragraph-rsid="00247132"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color="#000000" style:font-name="Times New Roman" fo:font-size="12pt" fo:font-weight="normal" officeooo:rsid="00223d3c" officeooo:paragraph-rsid="00223d3c"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color="#000000" style:font-name="Times New Roman" fo:font-size="12pt" fo:font-weight="normal" officeooo:rsid="00223d3c" officeooo:paragraph-rsid="002be68a"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color="#000000" style:font-name="Times New Roman" fo:font-size="12pt" fo:font-weight="normal" officeooo:rsid="00223d3c" officeooo:paragraph-rsid="0030b1c8"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color="#000000" style:font-name="Times New Roman" fo:font-size="12pt" fo:font-weight="normal" officeooo:rsid="00223d3c" officeooo:paragraph-rsid="0034af0c"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color="#000000" style:font-name="Times New Roman" fo:font-size="12pt" fo:font-weight="normal" officeooo:rsid="002818fb" officeooo:paragraph-rsid="002818fb"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color="#000000" style:font-name="Times New Roman" fo:font-size="12pt" fo:font-weight="normal" officeooo:rsid="001d8360" officeooo:paragraph-rsid="001d8360"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color="#000000" style:font-name="Times New Roman" fo:font-size="12pt" fo:font-weight="normal" officeooo:rsid="003d0999" officeooo:paragraph-rsid="003d0999"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color="#000000" style:font-name="Times New Roman" fo:font-size="12pt" fo:font-weight="normal" officeooo:rsid="00150b2c" officeooo:paragraph-rsid="00214777" fo:background-color="#ffff00"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color="#000000" style:font-name="Times New Roman" fo:font-size="12pt" fo:font-weight="normal" officeooo:rsid="00150b2c" officeooo:paragraph-rsid="00150b2c" fo:background-color="#ffff00"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color="#000000" style:font-name="Times New Roman" fo:font-size="12pt" fo:font-weight="normal" officeooo:rsid="00150b2c" officeooo:paragraph-rsid="0035da7f" fo:background-color="#ffff00"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fo:color="#000000" style:font-name="Times New Roman" fo:font-size="12pt" fo:font-weight="normal" officeooo:rsid="00214777" officeooo:paragraph-rsid="00214777" fo:background-color="#ffff00"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fo:color="#000000" style:font-name="Times New Roman" fo:font-size="12pt" fo:font-weight="normal" officeooo:rsid="00161d07" officeooo:paragraph-rsid="00161d07" fo:background-color="#ffff00"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fo:color="#000000" style:font-name="Times New Roman" fo:font-size="12pt" fo:font-weight="normal" officeooo:rsid="001b4da2" officeooo:paragraph-rsid="001b4da2" fo:background-color="#ffff00"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fo:color="#000000" style:font-name="Times New Roman" fo:font-size="12pt" fo:font-weight="normal" officeooo:rsid="001c0a0a" officeooo:paragraph-rsid="001c0a0a" fo:background-color="#ffff00"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fo:color="#000000" style:font-name="Times New Roman" fo:font-size="12pt" fo:font-weight="normal" officeooo:rsid="0011a02c" officeooo:paragraph-rsid="0035da7f" fo:background-color="#ffff00"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color="#000000" style:font-name="Times New Roman" fo:font-size="12pt" fo:font-weight="normal" officeooo:rsid="00223d3c" officeooo:paragraph-rsid="00295d0f" fo:background-color="#ffff00"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color="#000000" style:font-name="Times New Roman" fo:font-size="12pt" fo:font-weight="normal" officeooo:rsid="00295d0f" officeooo:paragraph-rsid="002de63b" fo:background-color="#ffff00"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color="#000000" style:font-name="Times New Roman" fo:font-size="12pt" fo:font-weight="normal" officeooo:rsid="002a89c2" officeooo:paragraph-rsid="002a89c2" fo:background-color="#ffff00"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color="#000000" style:font-name="Times New Roman" fo:font-size="12pt" fo:font-weight="normal" officeooo:rsid="002be68a" officeooo:paragraph-rsid="002be68a" fo:background-color="#ffff00"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color="#000000" style:font-name="Times New Roman" fo:font-size="12pt" fo:font-weight="normal" officeooo:rsid="002818fb" officeooo:paragraph-rsid="002818fb" fo:background-color="#ffff00"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color="#000000" style:font-name="Times New Roman" fo:font-size="12pt" fo:font-weight="normal" officeooo:rsid="0010facd" officeooo:paragraph-rsid="0035da7f" fo:background-color="#ffff00"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color="#000000" style:font-name="Times New Roman" fo:font-size="12pt" fo:font-weight="normal" officeooo:rsid="001361dc" officeooo:paragraph-rsid="0035da7f" fo:background-color="#ffff00"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color="#000000" style:font-name="Times New Roman" fo:font-size="12pt" fo:font-weight="normal" officeooo:rsid="00247132" officeooo:paragraph-rsid="0035da7f" fo:background-color="#ffff00"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color="#000000" style:font-name="Times New Roman" fo:font-size="12pt" fo:font-weight="normal" officeooo:rsid="003e6b6b" officeooo:paragraph-rsid="003e6b6b" fo:background-color="#ffff00"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color="#000000" style:font-name="Times New Roman" fo:font-size="12pt" fo:font-weight="normal" officeooo:rsid="003e6b6b" officeooo:paragraph-rsid="00429ee8" fo:background-color="#ffff00"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color="#000000" style:font-name="Times New Roman" fo:font-size="12pt" fo:font-weight="normal" officeooo:rsid="003ead24" officeooo:paragraph-rsid="003ead24" fo:background-color="#ffff00"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fo:color="#000000" style:font-name="Times New Roman" fo:font-size="12pt" fo:font-weight="normal" officeooo:rsid="003fc35f" officeooo:paragraph-rsid="003fc35f" fo:background-color="#ffff00"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color="#000000" style:font-name="Times New Roman" fo:font-size="12pt" fo:font-weight="normal" officeooo:rsid="00402097" officeooo:paragraph-rsid="00402097" fo:background-color="#ffff00"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color="#000000" style:font-name="Times New Roman" fo:font-size="12pt" fo:font-weight="normal" officeooo:rsid="0010facd" officeooo:paragraph-rsid="00386cd8" fo:background-color="#99ffff"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color="#000000" style:font-name="Times New Roman" fo:font-size="12pt" fo:font-weight="normal" officeooo:rsid="003a0703" officeooo:paragraph-rsid="003a0703" fo:background-color="#99ffff"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fo:color="#000000" style:font-name="Times New Roman" fo:font-size="12pt" fo:font-weight="normal" officeooo:rsid="00223d3c" officeooo:paragraph-rsid="003a0703" fo:background-color="#99ffff"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color="#000000" style:font-name="Times New Roman" fo:font-size="12pt" fo:font-weight="normal" officeooo:rsid="00223d3c" officeooo:paragraph-rsid="0034af0c" fo:background-color="#99ffff"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fo:color="#000000" style:font-name="Times New Roman" fo:font-size="12pt" fo:font-weight="normal" officeooo:rsid="00386cd8" officeooo:paragraph-rsid="003a0703" fo:background-color="#99ffff"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fo:color="#000000" style:font-name="Times New Roman" fo:font-size="12pt" fo:font-weight="normal" officeooo:rsid="00300277" officeooo:paragraph-rsid="003a0703" fo:background-color="#99ffff"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fo:color="#000000" style:font-name="Times New Roman" fo:font-size="12pt" fo:font-weight="normal" officeooo:rsid="00247132" officeooo:paragraph-rsid="00247132" fo:background-color="#99ffff"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color="#000000" style:font-name="Times New Roman" fo:font-size="12pt" fo:font-weight="normal" officeooo:rsid="00247132" officeooo:paragraph-rsid="0034af0c" fo:background-color="#99ffff"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fo:color="#000000" style:font-name="Times New Roman" fo:font-size="12pt" fo:font-weight="normal" officeooo:rsid="002619bd" officeooo:paragraph-rsid="0034af0c" fo:background-color="#99ffff"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fo:color="#000000" style:font-name="Times New Roman" fo:font-size="12pt" fo:font-weight="normal" officeooo:rsid="002818fb" officeooo:paragraph-rsid="0034af0c" fo:background-color="#99ffff"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fo:color="#000000" style:font-name="Times New Roman" fo:font-size="12pt" fo:font-weight="normal" officeooo:rsid="00429ee8" officeooo:paragraph-rsid="00429ee8" fo:background-color="transparent"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color="#000000" style:font-name="Times New Roman" fo:font-size="12pt" fo:font-weight="normal" officeooo:rsid="00429ee8" officeooo:paragraph-rsid="0054985b" fo:background-color="transparent"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fo:color="#000000" style:font-name="Times New Roman" fo:font-size="12pt" fo:font-weight="normal" officeooo:rsid="00443e05" officeooo:paragraph-rsid="00443e05" fo:background-color="transparent"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fo:color="#000000" style:font-name="Times New Roman" fo:font-size="12pt" fo:font-weight="normal" officeooo:rsid="00443e05" officeooo:paragraph-rsid="004715c3" fo:background-color="transparent"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fo:color="#000000" style:font-name="Times New Roman" fo:font-size="12pt" fo:font-weight="normal" officeooo:rsid="0045cf4b" officeooo:paragraph-rsid="0045cf4b" fo:background-color="transparent"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fo:color="#000000" style:font-name="Times New Roman" fo:font-size="12pt" fo:font-weight="normal" officeooo:rsid="004715c3" officeooo:paragraph-rsid="004715c3" fo:background-color="transparent"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fo:color="#000000" style:font-name="Times New Roman" fo:font-size="12pt" fo:font-weight="normal" officeooo:rsid="00479c85" officeooo:paragraph-rsid="00479c85" fo:background-color="transparent"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fo:color="#000000" style:font-name="Times New Roman" fo:font-size="12pt" fo:font-weight="normal" officeooo:rsid="0047c037" officeooo:paragraph-rsid="0047c037" fo:background-color="transparent"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fo:color="#000000" style:font-name="Times New Roman" fo:font-size="12pt" fo:font-weight="normal" officeooo:rsid="0047c037" officeooo:paragraph-rsid="00564155" fo:background-color="transparent"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fo:color="#000000" style:font-name="Times New Roman" fo:font-size="12pt" fo:font-weight="normal" officeooo:rsid="00481b47" officeooo:paragraph-rsid="00481b47" fo:background-color="transparent"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fo:color="#000000" style:font-name="Times New Roman" fo:font-size="12pt" fo:font-weight="normal" officeooo:rsid="00481b47" officeooo:paragraph-rsid="0054985b" fo:background-color="transparent"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fo:color="#000000" style:font-name="Times New Roman" fo:font-size="12pt" fo:font-weight="normal" officeooo:rsid="004a0fd3" officeooo:paragraph-rsid="004a0fd3" fo:background-color="transparent"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fo:color="#000000" style:font-name="Times New Roman" fo:font-size="12pt" fo:font-weight="normal" officeooo:rsid="004bea91" officeooo:paragraph-rsid="00512ba7" fo:background-color="transparent"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fo:color="#000000" style:font-name="Times New Roman" fo:font-size="12pt" fo:font-weight="normal" officeooo:rsid="004c17ec" officeooo:paragraph-rsid="00512ba7" fo:background-color="transparent"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fo:color="#000000" style:font-name="Times New Roman" fo:font-size="12pt" fo:font-weight="normal" officeooo:rsid="004dafcb" officeooo:paragraph-rsid="00512ba7" fo:background-color="transparent"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fo:color="#000000" style:font-name="Times New Roman" fo:font-size="12pt" fo:font-weight="normal" officeooo:rsid="004dff43" officeooo:paragraph-rsid="00512ba7" fo:background-color="transparent"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fo:color="#000000" style:font-name="Times New Roman" fo:font-size="12pt" fo:font-weight="normal" officeooo:rsid="0051c3a2" officeooo:paragraph-rsid="0051c3a2" fo:background-color="transparent"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fo:color="#000000" style:font-name="Times New Roman" fo:font-size="12pt" fo:font-weight="normal" officeooo:rsid="0053be76" officeooo:paragraph-rsid="0053be76" fo:background-color="transparent"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fo:color="#000000" style:font-name="Times New Roman" fo:font-size="12pt" fo:font-weight="normal" officeooo:rsid="0054985b" officeooo:paragraph-rsid="0054985b" fo:background-color="transparent"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fo:color="#000000" style:font-name="Times New Roman" fo:font-size="12pt" fo:font-weight="normal" officeooo:rsid="00572b8b" officeooo:paragraph-rsid="00572b8b" fo:background-color="transparent"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fo:color="#000000" style:font-name="Times New Roman" fo:font-size="12pt" fo:font-weight="normal" officeooo:rsid="005ef0c1" officeooo:paragraph-rsid="005ef0c1" fo:background-color="transparent"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fo:color="#000000" style:font-name="Times New Roman" fo:font-size="12pt" fo:font-weight="normal" officeooo:rsid="00610ae9" officeooo:paragraph-rsid="00610ae9" fo:background-color="transparent" style:font-size-asian="12pt" style:font-weight-asian="normal" style:font-size-complex="12pt" style:font-weight-complex="normal"/>
    </style:style>
    <style:style style:name="P84" style:family="paragraph" style:parent-style-name="Standard">
      <style:paragraph-properties fo:text-align="center" style:justify-single-word="false"/>
      <style:text-properties fo:color="#000000" style:font-name="Times New Roman" fo:font-size="14pt" fo:font-weight="bold" officeooo:rsid="0035a95b" officeooo:paragraph-rsid="0035a95b" style:font-size-asian="14pt" style:font-weight-asian="bold" style:font-size-complex="14pt" style:font-weight-complex="bold"/>
    </style:style>
    <style:style style:name="P85" style:family="paragraph" style:parent-style-name="Standard">
      <style:paragraph-properties fo:margin-top="0.1189in" fo:margin-bottom="0.1189in" loext:contextual-spacing="false" fo:text-align="center" style:justify-single-word="false"/>
      <style:text-properties style:font-name="Times New Roman" fo:font-size="26pt" fo:font-weight="bold" officeooo:rsid="000e6da3" officeooo:paragraph-rsid="000e6da3" style:font-size-asian="26pt" style:font-weight-asian="bold" style:font-size-complex="26pt" style:font-weight-complex="bold"/>
    </style:style>
    <style:style style:name="P86" style:family="paragraph" style:parent-style-name="Standard">
      <style:paragraph-properties fo:text-align="justify" style:justify-single-word="false"/>
      <style:text-properties fo:color="#800000" style:font-name="Times New Roman" fo:font-size="12pt" fo:font-weight="bold" officeooo:rsid="00622896" officeooo:paragraph-rsid="00622896" fo:background-color="transparent" style:font-size-asian="12pt" style:font-weight-asian="bold" style:font-size-complex="12pt" style:font-weight-complex="bold"/>
    </style:style>
    <style:style style:name="P87" style:family="paragraph" style:parent-style-name="Standard">
      <style:paragraph-properties fo:text-align="justify" style:justify-single-word="false"/>
      <style:text-properties fo:color="#000000" style:font-name="Times New Roman" fo:font-size="12pt" fo:font-weight="normal" officeooo:rsid="004715c3" officeooo:paragraph-rsid="004715c3" fo:background-color="transparent"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fo:color="#000000" style:font-name="Times New Roman" fo:font-size="12pt" fo:font-weight="normal" officeooo:rsid="0062a92a" officeooo:paragraph-rsid="0062a92a" fo:background-color="transparent"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fo:color="#000000" style:font-name="Times New Roman" fo:font-size="12pt" fo:font-weight="normal" officeooo:rsid="004715c3" officeooo:paragraph-rsid="004715c3" fo:background-color="#ffff00" style:font-size-asian="12pt" style:font-weight-asian="normal" style:font-size-complex="12pt" style:font-weight-complex="normal"/>
    </style:style>
    <style:style style:name="T1" style:family="text">
      <style:text-properties officeooo:rsid="000f9f61"/>
    </style:style>
    <style:style style:name="T2" style:family="text">
      <style:text-properties officeooo:rsid="0011a02c"/>
    </style:style>
    <style:style style:name="T3" style:family="text">
      <style:text-properties officeooo:rsid="00150b2c"/>
    </style:style>
    <style:style style:name="T4" style:family="text">
      <style:text-properties officeooo:rsid="00199eee"/>
    </style:style>
    <style:style style:name="T5" style:family="text">
      <style:text-properties officeooo:rsid="001b4da2"/>
    </style:style>
    <style:style style:name="T6" style:family="text">
      <style:text-properties officeooo:rsid="001c0a0a"/>
    </style:style>
    <style:style style:name="T7" style:family="text">
      <style:text-properties officeooo:rsid="00214777"/>
    </style:style>
    <style:style style:name="T8" style:family="text">
      <style:text-properties officeooo:rsid="0023b8bd"/>
    </style:style>
    <style:style style:name="T9" style:family="text">
      <style:text-properties officeooo:rsid="00247132"/>
    </style:style>
    <style:style style:name="T10" style:family="text">
      <style:text-properties officeooo:rsid="002818fb"/>
    </style:style>
    <style:style style:name="T11" style:family="text">
      <style:text-properties officeooo:rsid="0028b82b"/>
    </style:style>
    <style:style style:name="T12" style:family="text">
      <style:text-properties officeooo:rsid="0028eb83"/>
    </style:style>
    <style:style style:name="T13" style:family="text">
      <style:text-properties officeooo:rsid="00295d0f"/>
    </style:style>
    <style:style style:name="T14" style:family="text">
      <style:text-properties officeooo:rsid="002be68a"/>
    </style:style>
    <style:style style:name="T15" style:family="text">
      <style:text-properties officeooo:rsid="002de63b"/>
    </style:style>
    <style:style style:name="T16" style:family="text">
      <style:text-properties officeooo:rsid="002e5ab5"/>
    </style:style>
    <style:style style:name="T17" style:family="text">
      <style:text-properties officeooo:rsid="002ed852"/>
    </style:style>
    <style:style style:name="T18" style:family="text">
      <style:text-properties officeooo:rsid="0034af0c"/>
    </style:style>
    <style:style style:name="T19" style:family="text">
      <style:text-properties fo:background-color="#ffff00" loext:char-shading-value="0"/>
    </style:style>
    <style:style style:name="T20" style:family="text">
      <style:text-properties officeooo:rsid="0020240a" fo:background-color="#ffff00" loext:char-shading-value="0"/>
    </style:style>
    <style:style style:name="T21" style:family="text">
      <style:text-properties fo:background-color="#ffff00" loext:char-shading-value="0"/>
    </style:style>
    <style:style style:name="T22" style:family="text">
      <style:text-properties officeooo:rsid="00386cd8"/>
    </style:style>
    <style:style style:name="T23" style:family="text">
      <style:text-properties officeooo:rsid="003a0703"/>
    </style:style>
    <style:style style:name="T24" style:family="text">
      <style:text-properties officeooo:rsid="003e6b6b"/>
    </style:style>
    <style:style style:name="T25" style:family="text">
      <style:text-properties officeooo:rsid="003ead24"/>
    </style:style>
    <style:style style:name="T26" style:family="text">
      <style:text-properties officeooo:rsid="003fc35f"/>
    </style:style>
    <style:style style:name="T27" style:family="text">
      <style:text-properties officeooo:rsid="00402097"/>
    </style:style>
    <style:style style:name="T28" style:family="text">
      <style:text-properties officeooo:rsid="00407296"/>
    </style:style>
    <style:style style:name="T29" style:family="text">
      <style:text-properties officeooo:rsid="004715c3"/>
    </style:style>
    <style:style style:name="T30" style:family="text">
      <style:text-properties officeooo:rsid="00479c85"/>
    </style:style>
    <style:style style:name="T31" style:family="text">
      <style:text-properties officeooo:rsid="0047c037"/>
    </style:style>
    <style:style style:name="T32" style:family="text">
      <style:text-properties officeooo:rsid="00481b47"/>
    </style:style>
    <style:style style:name="T33" style:family="text">
      <style:text-properties officeooo:rsid="004a0fd3"/>
    </style:style>
    <style:style style:name="T34" style:family="text">
      <style:text-properties officeooo:rsid="004c17ec"/>
    </style:style>
    <style:style style:name="T35" style:family="text">
      <style:text-properties officeooo:rsid="004dff43"/>
    </style:style>
    <style:style style:name="T36" style:family="text">
      <style:text-properties officeooo:rsid="004f9299"/>
    </style:style>
    <style:style style:name="T37" style:family="text">
      <style:text-properties officeooo:rsid="0051c3a2"/>
    </style:style>
    <style:style style:name="T38" style:family="text">
      <style:text-properties style:rfc-language-tag="sr-Latn-RS" fo:language="sr" fo:script="Latn" fo:country="RS" officeooo:rsid="0051c3a2"/>
    </style:style>
    <style:style style:name="T39" style:family="text">
      <style:text-properties fo:language="en" fo:country="US" officeooo:rsid="0051c3a2"/>
    </style:style>
    <style:style style:name="T40" style:family="text">
      <style:text-properties officeooo:rsid="0053be76"/>
    </style:style>
    <style:style style:name="T41" style:family="text">
      <style:text-properties officeooo:rsid="0054985b"/>
    </style:style>
    <style:style style:name="T42" style:family="text">
      <style:text-properties officeooo:rsid="00564155"/>
    </style:style>
    <style:style style:name="T43" style:family="text">
      <style:text-properties officeooo:rsid="00581ccf"/>
    </style:style>
    <style:style style:name="T44" style:family="text">
      <style:text-properties officeooo:rsid="00581dc5"/>
    </style:style>
    <style:style style:name="T45" style:family="text">
      <style:text-properties officeooo:rsid="0062a92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Theme.IO </text:p>
      <text:p text:style-name="P1">Acceptance <text:span text:style-name="T1">criteria (Mobile applications IOS/Android)</text:span></text:p>
      <text:p text:style-name="P84">Epic I, Sprint 1</text:p>
      <text:p text:style-name="P2"/>
      <text:p text:style-name="P3">Splash screen</text:p>
      <text:p text:style-name="P19">While application is starting, “<text:span text:style-name="T8">S</text:span>plash screen” is shown.</text:p>
      <text:p text:style-name="P19">I can see logo of the App during the appearance of the splash screen.</text:p>
      <text:p text:style-name="P21">Color of the splash screen is the ba<text:span text:style-name="T7">s</text:span>ic green/white/<text:span text:style-name="T9">black</text:span> combination of the whole application.</text:p>
      <text:p text:style-name="P21"/>
      <text:p text:style-name="P4">Log in</text:p>
      <text:p text:style-name="P30">If user is not logged in, log in screen appears first. </text:p>
      <text:p text:style-name="P30">User is not able to search for themes unless he/she is logged in (unlike web).</text:p>
      <text:p text:style-name="P30">At the top I can see logo of the app.</text:p>
      <text:p text:style-name="P30">I can see Log in title under the logo.</text:p>
      <text:p text:style-name="P30">There's a text field for user name or email of the existing user.</text:p>
      <text:p text:style-name="P30">After touching of the text field, alphanumeric keyboard of the phone appears and remains opened.</text:p>
      <text:p text:style-name="P30">I can see text field for entering Password of the existing user.</text:p>
      <text:p text:style-name="P30">After tapping on the text field for entering Password , user can enter password.</text:p>
      <text:p text:style-name="P30">Under those two fields there's a Sign In button.</text:p>
      <text:p text:style-name="P30">If any of the requirements is not completed, an error message will be displayed.</text:p>
      <text:p text:style-name="P30">After clicking on Sign In button, user is signed in and Home screen of the app appears.</text:p>
      <text:p text:style-name="P30">Log in via Facebook and Log in via Twitter buttons are under Sign in button. </text:p>
      <text:p text:style-name="P30">Create account link and Forgot password link are present at the bottom.</text:p>
      <text:p text:style-name="P30"/>
      <text:p text:style-name="P4">Log in via Facebook</text:p>
      <text:p text:style-name="P30">On Log in screen there are also options to log in via Facebook or Twitter.</text:p>
      <text:p text:style-name="P30">I can skip sign up process and log in with Facebook or Twitter.</text:p>
      <text:p text:style-name="P30">When I click on Log in with Facebook/Twiitter, I will be redirected to Facebook/Twitter login page.</text:p>
      <text:p text:style-name="P30">I need to enter my valid Facebook/Twitter credentials in order to be authorized.</text:p>
      <text:p text:style-name="P30">If I enter invalid credentials, I won't be able to log in.</text:p>
      <text:p text:style-name="P30">If I enter valid credentials, I will be redirected to Themeo home page.</text:p>
      <text:p text:style-name="P30"/>
      <text:p text:style-name="P4">Registration screen</text:p>
      <text:p text:style-name="P30">Registration screen appears after clicking on Create account on Log in screen.</text:p>
      <text:p text:style-name="P30">For registration, it is necessary to fill out all fields.</text:p>
      <text:p text:style-name="P30">I must enter Username (obligatory).</text:p>
      <text:p text:style-name="P30">I must enter Email (obligatory).</text:p>
      <text:p text:style-name="P30">Email must be valid.</text:p>
      <text:p text:style-name="P30">I must enter Password (obligatory).</text:p>
      <text:p text:style-name="P30">Password must have minimum 7 characters (a-z, A.-Z, 0-9).</text:p>
      <text:p text:style-name="P30">I must re-enter Password (obligatory).</text:p>
      <text:p text:style-name="P30">Password and Re-enter Password must match. Otherwise, error message should be displayed.</text:p>
      <text:p text:style-name="P30">At the bottom I can see Register button.</text:p>
      <text:p text:style-name="P30">When I tap on Registration button all required fields are being verified. </text:p>
      <text:p text:style-name="P30">If any field is skipped or not according to acceptance criteria, error should be displayed.</text:p>
      <text:p text:style-name="P30">After successful creating account, Home screen of the application appears.</text:p>
      <text:p text:style-name="P4"><text:soft-page-break/>Password recovery screen</text:p>
      <text:p text:style-name="P30">Password recovery screen opens after tapping on Forgot password link on Log in page.</text:p>
      <text:p text:style-name="P30">There's a text field for entering New password.</text:p>
      <text:p text:style-name="P30">There's a text field for re-entering New password.</text:p>
      <text:p text:style-name="P30">At the bottom there's a Change button.</text:p>
      <text:p text:style-name="P30">After clicking on Change button, user gets message about successfully changed password.</text:p>
      <text:p text:style-name="P21"/>
      <text:p text:style-name="P5"><text:span text:style-name="T24">Edit profile</text:span> screen</text:p>
      <text:p text:style-name="P62">User can navigate to Edit Profile screen through navigation drawer.</text:p>
      <text:p text:style-name="P62">At the top of the screen there's a field for uploading profile picture.</text:p>
      <text:p text:style-name="P62">If user taps on it, he/she can open either camera or gallery.</text:p>
      <text:p text:style-name="P62">Profile picture field is not obligatory.</text:p>
      <text:p text:style-name="P62">There's a text field for entering username.</text:p>
      <text:p text:style-name="P62">It's possible to edit username field, even though username must be unique.</text:p>
      <text:p text:style-name="P62">If username is already taken, an error message will be displayed.</text:p>
      <text:p text:style-name="P62">There's a text field displaying previously entered email address.</text:p>
      <text:p text:style-name="P62">It isn't possible to modify email address, email address is unique and not editable.</text:p>
      <text:p text:style-name="P62">At the bottom there are two links Change password and Edit phone and watch info.</text:p>
      <text:p text:style-name="P62">If I tap on Change password link, new screen opens up.</text:p>
      <text:p text:style-name="P62">On Change password screen there are three fields: Old password, New password and Repeat new password.</text:p>
      <text:p text:style-name="P62">Old password must be valid. Otherwise, an error message will be displayed.</text:p>
      <text:p text:style-name="P62">New password must have minimum 7 characters (a-z, A.-Z, 0-9).</text:p>
      <text:p text:style-name="P62">Repeat new password must match New password. Otherwise, an error message will be displayed.</text:p>
      <text:p text:style-name="P62">At the bottom I have Save button to save changes.</text:p>
      <text:p text:style-name="P62">If I tap on Edit phone and watch info, pop-up will be displayed.</text:p>
      <text:p text:style-name="P62">I can choose phone or watch model from the drop-down lists (those are two separate lists).</text:p>
      <text:p text:style-name="P62">To save the selected info, I should tap on Save. Otherwise, I should tap on Cancel.</text:p>
      <text:p text:style-name="P62"/>
      <text:p text:style-name="P13">Completing profile with info about mobile and watch</text:p>
      <text:p text:style-name="P64">This screen opens after the user successfully activates the account.</text:p>
      <text:p text:style-name="P64">I can choose phone or watch model from the drop-down lists (those are two separate lists).</text:p>
      <text:p text:style-name="P64">To save the selected info, I should tap on Save. Otherwise, I should tap on Skip. </text:p>
      <text:p text:style-name="P64">When I tap on Skip, I'm on Home screen.</text:p>
      <text:p text:style-name="P62"/>
      <text:p text:style-name="P62"/>
      <text:p text:style-name="P16">Navigation drawer </text:p>
      <text:p text:style-name="P74">User can access to navigation drawer by clicking on the hamburger button on the upper left side of the home screen <text:span text:style-name="T34">or by swiping from the left edge of the screen</text:span>.</text:p>
      <text:p text:style-name="P75">Navigation drawer (ie. side banner) is dark gray colored.</text:p>
      <text:p text:style-name="P77">On the upper part of the navigation drawer there is the name and logo of the application “Theme.io”.</text:p>
      <text:p text:style-name="P75">Navigation drawer contains list of the links that leads to other screens of the app.</text:p>
      <text:p text:style-name="P75">List of the links o<text:span text:style-name="T35">n</text:span> navigation drawer <text:s/>includes: Home, Profile, Trending themes, Browse categories, Community, Rate App, Help, Settings and Log out links.</text:p>
      <text:p text:style-name="P75">Color of the links are green <text:span text:style-name="T32">in accordance with the rest of the application.</text:span></text:p>
      <text:p text:style-name="P76">To the left of the <text:span text:style-name="T36">each </text:span>link there is <text:span text:style-name="T36">an</text:span> icon that represents that link accordingly.</text:p>
      <text:p text:style-name="P76">User can click on every of the links on navigation drawer.</text:p>
      <text:p text:style-name="P76">After clicking on any of the links, an appropriate screen opens.</text:p>
      <text:p text:style-name="P62"/>
      <text:p text:style-name="P15"><text:soft-page-break/>Home screen</text:p>
      <text:p text:style-name="P65">This screen opens after the user successfully <text:span text:style-name="T29">log in into the application and fill in info about Phone and Watch, or after tapping on link “Skip” on that screen, or later from navigation drawer</text:span>.</text:p>
      <text:p text:style-name="P67">Home screen contains couple of sections, for different categories of themes.</text:p>
      <text:p text:style-name="P81">User can see first category and fi<text:span text:style-name="T43">r</text:span>st theme in the central part of the screen and on the right side there is visible a part of the next theme in that category.</text:p>
      <text:p text:style-name="P81">Also <text:span text:style-name="T44">at</text:span> the bottom of the screen user can see the upper part of the first theme in the next theme category in the theme category list that is shown in the Home screen. <text:s/></text:p>
      <text:p text:style-name="P71">Color of the screen is white with green and gray letters in accordance with the rest of the application.</text:p>
      <text:p text:style-name="P67">Each category is visible marked <text:span text:style-name="T33">(addressed) </text:span>on the upper left (or right) side of the section.</text:p>
      <text:p text:style-name="P73">Category name is also a link.</text:p>
      <text:p text:style-name="P73">User can click on the category name.</text:p>
      <text:p text:style-name="P73">After user click<text:span text:style-name="T44">s</text:span> on the category link a specified category opens with all themes that exist in it.</text:p>
      <text:p text:style-name="P89">For each category the user can see first theme of that category.</text:p>
      <text:p text:style-name="P87">Themes section can be swipe<text:span text:style-name="T30">d from right</text:span> to <text:span text:style-name="T45">lef</text:span>t and vice verse.</text:p>
      <text:p text:style-name="P88">If user swipe themes section from right to left app will, using Lazy loading, load next 6 themes of that category.</text:p>
      <text:p text:style-name="P87">Themes sections are scrollable <text:span text:style-name="T45">up</text:span> or <text:span text:style-name="T45">down</text:span> on the home screen, depending on the number of sections.</text:p>
      <text:p text:style-name="P88">If user swipe themes section from down to up, app will using Lazy loading, load next 3 category of themes with 6 themes for each category.</text:p>
      <text:p text:style-name="P68"><text:span text:style-name="T21">Number of categories and number of themes that will be shown depends on user information about</text:span> Phone and Watch that he/she owns and <text:span text:style-name="T44">it </text:span>is provided from users profile. <text:s/></text:p>
      <text:p text:style-name="P70">On the theme field user can see combined picture of Watch and Phone, <text:span text:style-name="T42">name of that</text:span> theme, field for evaluation, price of theme and buttons (or links) for more description and for <text:span text:style-name="T40">payment</text:span>.</text:p>
      <text:p text:style-name="P69">User can click on button (or link) named “More” for more description of theme.</text:p>
      <text:p text:style-name="P73">Button (or link) named “More” is gray colored.</text:p>
      <text:p text:style-name="P69">If user click<text:span text:style-name="T44">s</text:span> on “More” the “Theme details screen” is opened with full theme description.</text:p>
      <text:p text:style-name="P69">User can click on button (or link) for <text:span text:style-name="T40">payment</text:span>.</text:p>
      <text:p text:style-name="P73">Button (or link) for <text:span text:style-name="T40">payment</text:span> is green colored and is marked with <text:span text:style-name="T31">shopping cart icon.</text:span></text:p>
      <text:p text:style-name="P71">If user click<text:span text:style-name="T44">s</text:span> on “<text:span text:style-name="T40">payment</text:span>” the app open<text:span text:style-name="T44">s</text:span> screen for fi<text:span text:style-name="T44">l</text:span>ling out payment information.</text:p>
      <text:p text:style-name="P15"/>
      <text:p text:style-name="P17">Validation</text:p>
      <text:p text:style-name="P83">While the user fills in text fields on Registration screen, validation of entered data is performed.</text:p>
      <text:p text:style-name="P83">Fields that is being filed out and validated are: user name, E-mail, Password, Repeat Password.</text:p>
      <text:p text:style-name="P83">Each text field will be validated separately in order of filling with data.</text:p>
      <text:p text:style-name="P83">In case the user enters the wrong character in the text field app will focus on that field, red border around text filed will appear together with the toast message about error.</text:p>
      <text:p text:style-name="P82"/>
      <text:p text:style-name="P82"/>
      <text:p text:style-name="P82"/>
      <text:p text:style-name="P15"/>
      <text:p text:style-name="P15"/>
      <text:p text:style-name="P86"/>
      <text:p text:style-name="P86"><text:s/></text:p>
      <text:p text:style-name="P15"/>
      <text:p text:style-name="P15"/>
      <text:p text:style-name="P15"/>
      <text:p text:style-name="P15"/>
      <text:p text:style-name="P15"/>
      <text:p text:style-name="P15"><text:soft-page-break/></text:p>
      <text:p text:style-name="P15"/>
      <text:p text:style-name="P15"/>
      <text:p text:style-name="P15"/>
      <text:p text:style-name="P15"/>
      <text:p text:style-name="P15">Theme details screen</text:p>
      <text:p text:style-name="P65">This screen opens after <text:span text:style-name="T37">the </text:span>user <text:span text:style-name="T36">click on the button/link “More” on the Home screen for </text:span><text:span text:style-name="T38">desired </text:span><text:span text:style-name="T39">theme</text:span>.</text:p>
      <text:p text:style-name="P72">Color of the screen is white with green and gray letters in accordance with the rest of the application.</text:p>
      <text:p text:style-name="P78">On this screen user can see preview of the theme layout on Watch and Phone.</text:p>
      <text:p text:style-name="P80">Upper-third of the screen contains a theme view, that is the same as <text:span text:style-name="T37">theme layout </text:span>on Watch and Phone.</text:p>
      <text:p text:style-name="P78">Under the preview picture, there is: name of the them<text:span text:style-name="T40">e,</text:span> <text:s/><text:span text:style-name="T31">field for evaluation </text:span>of the theme, <text:span text:style-name="T40">info. about creator of the theme, Watch ID, Phone ID, price of the theme, button for payment and full description of the theme</text:span>.</text:p>
      <text:p text:style-name="P79">On the right side of Theme details screen user can see special buttons for: full screen mode, Watch, Phone, Details, Information and Share.</text:p>
      <text:p text:style-name="P79">Special buttons are aligned vertically up on the far right side of the screen. </text:p>
      <text:p text:style-name="P80">User can click on every of the special buttons.</text:p>
      <text:p text:style-name="P80">After clicking on each of the special buttons the appropriate functionality is performed.</text:p>
      <text:p text:style-name="P62"/>
      <text:p text:style-name="P14"><text:span text:style-name="T41">P</text:span>rofile <text:span text:style-name="T29">screen</text:span></text:p>
      <text:p text:style-name="P63">User can navigate to Edit Profile screen through navigation drawer.</text:p>
      <text:p text:style-name="P63">At the top of the screen there's a profile picture.</text:p>
      <text:p text:style-name="P80">Under the profile picture it is possible to see all information about user.</text:p>
      <text:p text:style-name="P80">User information includes: User name, Date of his joining, Number of themes that user has created, (maybe Watch ID and Phone ID), list of links (E-mail, Facebook, Instagram, Twitter, Theme link), and short biography about user.</text:p>
      <text:p text:style-name="P80">It's possible to click on every of links presented in the profile.</text:p>
      <text:p text:style-name="P80">After clicking on each of the links, an appropriate web page or application opens.</text:p>
      <text:p text:style-name="P80">It's possible to edit Profile screen.</text:p>
      <text:p text:style-name="P80"/>
      <text:p text:style-name="P62"/>
      <text:p text:style-name="P62"/>
      <text:p text:style-name="P62"/>
      <text:p text:style-name="P62"/>
      <text:p text:style-name="P62"/>
      <text:p text:style-name="P62"/>
      <text:p text:style-name="P62"/>
      <text:p text:style-name="P62"/>
      <text:p text:style-name="P62"/>
      <text:p text:style-name="P62"/>
      <text:p text:style-name="P62"/>
      <text:p text:style-name="P66"/>
      <text:p text:style-name="P62"/>
      <text:p text:style-name="P62"/>
      <text:p text:style-name="P62"/>
      <text:p text:style-name="P62"/>
      <text:p text:style-name="P62"/>
      <text:p text:style-name="P62"/>
      <text:p text:style-name="P62"/>
      <text:p text:style-name="P62"><text:soft-page-break/></text:p>
      <text:p text:style-name="P62"/>
      <text:p text:style-name="P62"/>
      <text:p text:style-name="P62"/>
      <text:p text:style-name="P48"/>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
      <text:p text:style-name="P47"/>
      <text:p text:style-name="P47">This screen opens after <text:span text:style-name="T27">the </text:span>user successfully activat<text:span text:style-name="T25">es the</text:span> account.</text:p>
      <text:p text:style-name="P47">On this screen user can modify personal data and data about its Phone and Watch.</text:p>
      <text:p text:style-name="P49">There's text field for entering Name <text:span text:style-name="T28">(Username)</text:span>.</text:p>
      <text:p text:style-name="P49">It's possible to edit Name <text:span text:style-name="T28">(Username) </text:span>field.</text:p>
      <text:p text:style-name="P49">There's text field with showed email adress.</text:p>
      <text:p text:style-name="P49">It isn't possible to edit or modify email.</text:p>
      <text:p text:style-name="P49">There's field for entering information about OS.</text:p>
      <text:p text:style-name="P49">It's possible to edit inf. about OS field.</text:p>
      <text:p text:style-name="P49">There's field for entering information about producers and model of the <text:span text:style-name="T26">P</text:span>hone.</text:p>
      <text:p text:style-name="P49">It's possible to edit inf. about <text:span text:style-name="T26">P</text:span>hone field.</text:p>
      <text:p text:style-name="P50">There's field for entering information about Watch.</text:p>
      <text:p text:style-name="P50">It's possible to edit inf. about Watch.</text:p>
      <text:p text:style-name="P49">There's “<text:span text:style-name="T27">Send to phone</text:span>” <text:span text:style-name="T27">button.</text:span></text:p>
      <text:p text:style-name="P51">User can click on this button.</text:p>
      <text:p text:style-name="P51">It's possible to skip editing of profile, if user choose to do this, app will ask user to enter Phone and Watch model and than user will be able to click on “Send to phone” button.</text:p>
      <text:p text:style-name="P21"/>
      <text:p text:style-name="P10">Acceptance criteria 0<text:span text:style-name="T22">2</text:span> (<text:span text:style-name="T22">Registration</text:span> screen)</text:p>
      <text:p text:style-name="P52">“<text:span text:style-name="T23">Registration screen</text:span>” <text:span text:style-name="T23">appears after clicking on “Create account” on “Log in” screen</text:span>.</text:p>
      <text:p text:style-name="P53">For registration, it is needed to fill out following fields.</text:p>
      <text:p text:style-name="P53">I must enter Name (obligatory).</text:p>
      <text:p text:style-name="P53">I must enter Email (obligatory).</text:p>
      <text:p text:style-name="P53">Email must bee valid.</text:p>
      <text:p text:style-name="P53">I must enter Password (obligatory).</text:p>
      <text:p text:style-name="P53">Password must have minimum 8 characters.</text:p>
      <text:p text:style-name="P53">I must re-enter Password (obligatory),</text:p>
      <text:p text:style-name="P53">I can see “Register” button.</text:p>
      <text:p text:style-name="P53">I can click on “Register” button.</text:p>
      <text:p text:style-name="P53">I can see “Log in via Facebook” button.</text:p>
      <text:p text:style-name="P53">I can click on “Log in via Facebook” button.</text:p>
      <text:p text:style-name="P53">I can see “Log in via Twitter” button.</text:p>
      <text:p text:style-name="P53">I can click on “Log in via Twitter” button.</text:p>
      <text:p text:style-name="P53">After successful creating account, “Home screen” of the application appears.</text:p>
      <text:p text:style-name="P53"/>
      <text:p text:style-name="P11">Acceptance criteria 0<text:span text:style-name="T23">3</text:span> (<text:span text:style-name="T16">Profile screen</text:span>)</text:p>
      <text:p text:style-name="P54">“<text:span text:style-name="T17">Profile” screen is shown after clicking Profile picture on “Navigation drawer“.</text:span></text:p>
      <text:p text:style-name="P56">For existing account user can modify personal data.</text:p>
      <text:p text:style-name="P56">I can edit my personal data.</text:p>
      <text:p text:style-name="P56">I can edit data about my mobile Phone and Watch.</text:p>
      <text:p text:style-name="P56">I can edit My Name.</text:p>
      <text:p text:style-name="P56">I can edit data about My Twitter account.</text:p>
      <text:p text:style-name="P56">I can edit data about <text:s/>My Facebook account</text:p>
      <text:p text:style-name="P56">I can edit data about <text:s/>My Instagram account.</text:p>
      <text:p text:style-name="P56">I cannot edit data about <text:s/>My Email in text field.</text:p>
      <text:p text:style-name="P56"><text:soft-page-break/></text:p>
      <text:p text:style-name="P11">Acceptance criteria 0<text:span text:style-name="T23">4</text:span> (<text:span text:style-name="T16">Password recovery screen</text:span>)</text:p>
      <text:p text:style-name="P54">“<text:span text:style-name="T17">Password recovery” screen opens after clicking on link “Forgot password” on “Log in” page.</text:span></text:p>
      <text:p text:style-name="P57">I can see Text field for entering New password.</text:p>
      <text:p text:style-name="P57">I can see Text field for re-entering New password.</text:p>
      <text:p text:style-name="P57">I can see “Change” button.</text:p>
      <text:p text:style-name="P57">I can click on “Change” button.</text:p>
      <text:p text:style-name="P57">After clicking on “Change” button, user get message about successful <text:span text:style-name="T22">defining new</text:span> password.</text:p>
      <text:p text:style-name="P57"/>
      <text:p text:style-name="P53"/>
      <text:p text:style-name="P58"/>
      <text:p text:style-name="P12">Acceptance criteria 0<text:span text:style-name="T22">2</text:span> (<text:span text:style-name="T7">Log In / Registration screen</text:span>)</text:p>
      <text:p text:style-name="P55">“<text:span text:style-name="T9">Log</text:span> <text:span text:style-name="T9">In” </text:span>screen appears after clicking on “Log In” <text:span text:style-name="T9">link</text:span> on “<text:span text:style-name="T11">Navigation drawer</text:span>”.</text:p>
      <text:p text:style-name="P59">I can see logo of the app.</text:p>
      <text:p text:style-name="P59">I can see “Log in” title under the logo.</text:p>
      <text:p text:style-name="P59">I can see text field for entering “User name” of the existing user.</text:p>
      <text:p text:style-name="P59">I can touch text field for entering “User name”.</text:p>
      <text:p text:style-name="P59">After touching of the text field for entering “User name”, alphanumeric keyboard of the phone appears and remain opened.</text:p>
      <text:p text:style-name="P59">I can see text field for entering “Pa<text:span text:style-name="T12">s</text:span>sword” of the existing user.</text:p>
      <text:p text:style-name="P59">I can touch text field for entering “Pa<text:span text:style-name="T12">s</text:span>sword”.</text:p>
      <text:p text:style-name="P59">After touching of the text field for entering “Pa<text:span text:style-name="T12">s</text:span>sword” , user can enter password.</text:p>
      <text:p text:style-name="P60">I can see “Sign in button”.</text:p>
      <text:p text:style-name="P60">I can click on “Sign In” button.</text:p>
      <text:p text:style-name="P59"><text:span text:style-name="T10">After clicking on “Sign In” button, user is signed in and “Home screen”</text:span> <text:span text:style-name="T10">of the app appears.</text:span></text:p>
      <text:p text:style-name="P61">I can see “Create account” link.</text:p>
      <text:p text:style-name="P61">I can click on “Create account” link.</text:p>
      <text:p text:style-name="P61">After clicking on “Create account” link, “Registration page” appears.</text:p>
      <text:p text:style-name="P61">I can see “Forgot password” link.</text:p>
      <text:p text:style-name="P61">I can click on “Forgot password” link.</text:p>
      <text:p text:style-name="P61">After clicking on “Forgot password” link, <text:span text:style-name="T13">user gets the email with link “Recover my password” on which he can click.</text:span></text:p>
      <text:p text:style-name="P27"/>
      <text:p text:style-name="P9">Acceptance criteria 0<text:span text:style-name="T2">2</text:span> (<text:span text:style-name="T2">Home</text:span> screen)</text:p>
      <text:p text:style-name="P44"><text:span text:style-name="T2">First screen</text:span> <text:span text:style-name="T2">that </text:span>is shown <text:span text:style-name="T2">is “Home screen”</text:span>.</text:p>
      <text:p text:style-name="P44"><text:span text:style-name="T7">For entering the application users must bee registered, if not “Log in/Register screen appears”.</text:span> </text:p>
      <text:p text:style-name="P38"><text:span text:style-name="T12">On “Home screen” </text:span>I can see list of themes shown in the form of grid.</text:p>
      <text:p text:style-name="P38">I can see 9 themes for page.</text:p>
      <text:p text:style-name="P38">Themes are grouped in 3 categories.</text:p>
      <text:p text:style-name="P45">Themes in every category are sorted by rank..</text:p>
      <text:p text:style-name="P45">I can see “<text:span text:style-name="T9">S</text:span>how more” button.</text:p>
      <text:p text:style-name="P45">Button “<text:span text:style-name="T9">S</text:span>how more” appears only if there is more than 9 themes for category available.</text:p>
      <text:p text:style-name="P45">After clicking on “<text:span text:style-name="T9">S</text:span>how more” button additional themes are loaded on screen.</text:p>
      <text:p text:style-name="P33">I can click on every available theme model on the screen.</text:p>
      <text:p text:style-name="P33">After clicking on any theme, “Detailed Theme” screen is opened.</text:p>
      <text:p text:style-name="P46">On the upper part of the “Home screen” I can see “Trending” Themes offered for exploring.</text:p>
      <text:p text:style-name="P46">On the upper left corner I can see “Hamburger” button for opening “Navigation dr<text:span text:style-name="T12">awer</text:span>” section.</text:p>
      <text:p text:style-name="P46">I can click on “Hamburger” button to open “Navigation dr<text:span text:style-name="T12">awer</text:span>” section.</text:p>
      <text:p text:style-name="P46">Background color of the Home screen is white.</text:p>
      <text:p text:style-name="P46"><text:soft-page-break/>Background color of the Trending section is customized with background picture.</text:p>
      <text:p text:style-name="P23"/>
      <text:p text:style-name="P6">Acceptance criteria 0<text:span text:style-name="T18">6</text:span> (<text:span text:style-name="T7">for Theme model on Home screen</text:span>)</text:p>
      <text:p text:style-name="P31"><text:span text:style-name="T7">I can see preview of background picture after selecting Phone and Watch Mask</text:span>.</text:p>
      <text:p text:style-name="P34">I can see button for changing Phone and Watch Mask to compare how visually fits to chosen theme.</text:p>
      <text:p text:style-name="P34">I can click on button for changing Phone and Watch mask.</text:p>
      <text:p text:style-name="P34">After clicking on button for changing Mask, the Phone and/or Watch Mask changes.</text:p>
      <text:p text:style-name="P34">I can see name of the author of the Theme.</text:p>
      <text:p text:style-name="P34">I can see name of the category to which belongs this Theme.</text:p>
      <text:p text:style-name="P22"/>
      <text:p text:style-name="P7">Acceptance criteria 0<text:span text:style-name="T18">7</text:span> (<text:span text:style-name="T3">Detailed Theme</text:span> screen)</text:p>
      <text:p text:style-name="P32">This screen appears after clicking on any chosen <text:span text:style-name="T5">T</text:span>heme on “Home screen”.</text:p>
      <text:p text:style-name="P32">I can see “Title of the <text:span text:style-name="T5">T</text:span>heme”.</text:p>
      <text:p text:style-name="P32">I can see “Explanation of the <text:span text:style-name="T5">T</text:span>heme”.</text:p>
      <text:p text:style-name="P32">I can see category and tabs</text:p>
      <text:p text:style-name="P35">I can see info about the author of the <text:span text:style-name="T5">T</text:span>heme.</text:p>
      <text:p text:style-name="P35">I can see grid view <text:span text:style-name="T4">of other Themes created by the same author.</text:span></text:p>
      <text:p text:style-name="P36">I can see Dark/Light version of the Theme.</text:p>
      <text:p text:style-name="P36">I can see offered <text:span text:style-name="T6">button</text:span> for reporting Theme.</text:p>
      <text:p text:style-name="P34">I can click on button for reporting Theme.</text:p>
      <text:p text:style-name="P37">I can see button for sharing Theme.</text:p>
      <text:p text:style-name="P34">I can click on button for sharing Theme.</text:p>
      <text:p text:style-name="P29"><text:span text:style-name="T19">For Theme sharing users must bee registered, if not warning message a</text:span><text:span text:style-name="T20">p</text:span><text:span text:style-name="T19">pears.</text:span></text:p>
      <text:p text:style-name="P28"/>
      <text:p text:style-name="P8">Acceptance criteria 0<text:span text:style-name="T18">8</text:span> (<text:span text:style-name="T13">Navigation drawer</text:span>)</text:p>
      <text:p text:style-name="P39">“<text:span text:style-name="T13">Navigation drawer” opens after clicking on “Hamburger” button in the upper left corner on the “Home screen”, or by swipe from left edge of the screen to the right.</text:span></text:p>
      <text:p text:style-name="P39">“<text:span text:style-name="T16">Navigation drawer</text:span>” <text:span text:style-name="T16">is colored in light green, except on the upper part where is white colored. </text:span></text:p>
      <text:p text:style-name="P40">I can see company logo on upper <text:span text:style-name="T15">left </text:span>part of the “Navigation drawer”.</text:p>
      <text:p text:style-name="P40"><text:span text:style-name="T15">I can see</text:span> “Log in” link on upper <text:span text:style-name="T15">right </text:span>part of the “Navigation drawer”.</text:p>
      <text:p text:style-name="P40"><text:span text:style-name="T15">I can see</text:span> “Create account” link on upper <text:span text:style-name="T15">right</text:span> part of the “Navigation drawer”.</text:p>
      <text:p text:style-name="P41">On the m<text:span text:style-name="T14">iddle</text:span> section of the “Navigation drawer” I can see offered following options: “Whats New”, “Trending styles”, “Browse categories”, “Community”, “Rate App”, “Help”, “Settings”.</text:p>
      <text:p text:style-name="P42">I can navigate on “Whats New” screen.</text:p>
      <text:p text:style-name="P42">I can navigate on “Trending styles” screen.</text:p>
      <text:p text:style-name="P42">I can navigate on “Browse categories” screen.</text:p>
      <text:p text:style-name="P42">I can navigate on “Community” screen.</text:p>
      <text:p text:style-name="P42">I can navigate on “Rate App” screen.</text:p>
      <text:p text:style-name="P42">I can navigate on “Help” screen.</text:p>
      <text:p text:style-name="P42">I can navigate on “Settings” screen.</text:p>
      <text:p text:style-name="P43">“<text:span text:style-name="T13">Navigation drawer</text:span>” <text:span text:style-name="T13">closes by swipe from right edge of the screen to the left, or by clicking “Back” button (on Android).</text:span></text:p>
      <text:p text:style-name="P28"/>
      <text:p text:style-name="P28"/>
      <text:p text:style-name="P28"/>
      <text:p text:style-name="P28"/>
      <text:p text:style-name="P28"/>
      <text:p text:style-name="P25"/>
      <text:p text:style-name="P26"/>
      <text:p text:style-name="P24"><text:soft-page-break/><text:s/></text:p>
      <text:p text:style-name="P20"/>
      <text:p text:style-name="P18"/>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13:53:39.369000000</meta:creation-date>
    <dc:date>2017-12-26T16:30:35.432000000</dc:date>
    <meta:editing-duration>PT9H32M37S</meta:editing-duration>
    <meta:editing-cycles>74</meta:editing-cycles>
    <meta:generator>LibreOffice/5.0.3.2$Windows_X86_64 LibreOffice_project/e5f16313668ac592c1bfb310f4390624e3dbfb75</meta:generator>
    <meta:document-statistic meta:table-count="0" meta:image-count="0" meta:object-count="0" meta:page-count="9" meta:paragraph-count="250" meta:word-count="2822" meta:character-count="16217" meta:non-whitespace-character-count="13623"/>
  </office:meta>
</office:document-meta>
</file>